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16ab6"/>
    </style:style>
    <style:style style:name="P2" style:family="paragraph" style:parent-style-name="Standard">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47271"/>
    </style:style>
    <style:style style:name="P3"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0acfa3"/>
    </style:style>
    <style:style style:name="P4"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0d05ec"/>
    </style:style>
    <style:style style:name="P5"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0d12e2"/>
    </style:style>
    <style:style style:name="P6"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0f9b55"/>
    </style:style>
    <style:style style:name="P7"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1044a7"/>
    </style:style>
    <style:style style:name="P8"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123ff5"/>
    </style:style>
    <style:style style:name="P9" style:family="paragraph" style:parent-style-name="Preformatted_20_Text">
      <loext:graphic-properties draw:fill="solid" draw:fill-color="#ffffff" draw:opacity="100%"/>
      <style:paragraph-properties fo:margin-left="0cm" fo:margin-right="0cm" fo:margin-top="0cm" fo:margin-bottom="0cm" loext:contextual-spacing="false" fo:text-align="start" style:justify-single-word="false" fo:orphans="2" fo:widows="2" fo:text-indent="0cm" style:auto-text-indent="false" fo:background-color="#ffffff" fo:padding="0cm" fo:border="none"/>
      <style:text-properties fo:font-variant="normal" fo:text-transform="none" fo:color="#000000" style:font-name="monospace" fo:font-size="10.5pt" fo:letter-spacing="normal" fo:font-style="normal" fo:font-weight="normal" officeooo:paragraph-rsid="00139c2e"/>
    </style:style>
    <style:style style:name="P1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style:style>
    <style:style style:name="P1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16ab6"/>
    </style:style>
    <style:style style:name="P1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23ff5"/>
    </style:style>
    <style:style style:name="P13"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39c2e"/>
    </style:style>
    <style:style style:name="P14"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47271"/>
    </style:style>
    <style:style style:name="P15"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officeooo:paragraph-rsid="00155759"/>
    </style:style>
    <style:style style:name="T1" style:family="text">
      <style:text-properties style:font-name="monospace" fo:font-size="10.5pt" fo:font-style="normal" fo:font-weight="normal"/>
    </style:style>
    <style:style style:name="T2" style:family="text">
      <style:text-properties style:font-name="monospace" fo:font-size="10.5pt" fo:font-style="normal" fo:font-weight="normal" officeooo:rsid="00116ab6"/>
    </style:style>
    <style:style style:name="T3" style:family="text">
      <style:text-properties style:font-name="monospace" fo:font-size="10.5pt" fo:font-style="normal" fo:font-weight="normal" officeooo:rsid="00123ff5"/>
    </style:style>
    <style:style style:name="T4" style:family="text">
      <style:text-properties style:font-name="monospace" fo:font-size="10.5pt" fo:font-style="normal" fo:font-weight="normal" officeooo:rsid="00147271"/>
    </style:style>
    <style:style style:name="T5" style:family="text">
      <style:text-properties style:font-name="monospace" fo:font-size="10.5pt" fo:font-style="normal" fo:font-weight="normal" officeooo:rsid="00155759"/>
    </style:style>
    <style:style style:name="T6" style:family="text">
      <style:text-properties officeooo:rsid="00099ba5"/>
    </style:style>
    <style:style style:name="T7" style:family="text">
      <style:text-properties officeooo:rsid="000be7e7"/>
    </style:style>
    <style:style style:name="T8" style:family="text">
      <style:text-properties officeooo:rsid="000d12e2"/>
    </style:style>
    <style:style style:name="T9" style:family="text">
      <style:text-properties officeooo:rsid="000f9b55"/>
    </style:style>
    <style:style style:name="T10" style:family="text">
      <style:text-properties officeooo:rsid="001044a7"/>
    </style:style>
    <style:style style:name="T11" style:family="text">
      <style:text-properties officeooo:rsid="00116ab6"/>
    </style:style>
    <style:style style:name="T12" style:family="text">
      <style:text-properties officeooo:rsid="001472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span text:style-name="T9">4 ****************</text:span></text:p>
      <text:p text:style-name="P9">'Rubin Kazan','Vitória Guimarães','FC Augsburg','Southampton','West Ham United','Argentinos Juniors','Shandong Luneng TaiShan FC','RB Leipzig','Guadalajara','Club Atlético Tigre','Deportes Tolima','SC Freiburg','Montpellier HSC','Stoke City','Yokohama F. Marinos','Belgrano de Córdoba','BSC Young Boys','Defensa y Justicia','Leicester City','Hertha BSC','VfB Stuttgart','Gamba Osaka','Trabzonspor','FC Rostov','Gimnasia y Esgrima La Plata','Chapecoense','Kashiwa Reysol','Querétaro','Jeonnam Dragons','Hannover 96','SD Eibar','Rio Ave FC','Deportivo Cali','Swansea City','Genoa','Unión Española','Independiente Medellín','SK Slavia Praha','Catania',</text:p>
      <text:p text:style-name="P7"/>
      <text:p text:style-name="P7"/>
      <text:p text:style-name="P7">************** <text:span text:style-name="T10">5 *********************</text:span></text:p>
      <text:p text:style-name="P8">'Club Atlético Huracán','Club Atlas','Club Atlético Banfield','Sampdoria','Bologna','Sport Club do Recife','Granada CF','Crystal Palace','Millonarios FC','Daegu FC','West Bromwich Albion','Malmö FF','Panathinaikos FC','Rosenborg BK','Cagliari','Clube Sport Marítimo','Atlético Tucumán','Cerezo Osaka','Rayo Vallecano','Jiangsu Suning FC','Vitesse','Hamburger SV','FC Twente','Gyeongnam FC','FC Midtjylland','Seattle Sounders FC','Ponte Preta','Molde FK','Puebla FC','Sangju Sangmu FC','Chievo Verona','FC Utrecht','Nagoya Grampus','Sassuolo','Toulouse Football Club','Parma','Club Brugge KV','Middlesbrough',</text:p>
      <text:p text:style-name="P5"/>
      <text:p text:style-name="P5"/>
      <text:p text:style-name="P5"/>
      <text:p text:style-name="P5"/>
      <text:p text:style-name="P5">*********** <text:span text:style-name="T8">3 ***************</text:span></text:p>
      <text:p text:style-name="P7"><text:span text:style-name="T8">1</text:span>'Pachuca','Godoy Cruz','AS Saint-Étienne','TSG 1899 Hoffenheim',"Newell's Old Boys",'Rosario Central','Independiente Santa Fe','Stade Rennais FC','PAOK','Málaga CF','AZ Alkmaar','Club León','Bahia','Urawa Red Diamonds','Viktoria Plzeň','RSC Anderlecht','FC Girondins de Bordeaux','Junior FC','Shanghai SIPG FC','Galatasaray SK','Sanfrecce Hiroshima','Spartak Moscow','Udinese','Al Shabab','Beşiktaş JK','Club Atlético Colón','Newcastle United','1. FSV Mainz 05','KRC Genk','Club Tijuana','Coritiba','SV Werder Bremen','Seongnam FC','AS Monaco','Arsenal','Feyenoord','Standard de Liège','Monarcas Morelia','Incheon United FC','Beijing Sinobo Guoan FC','OGC Nice','Torino','Kawasaki Frontale','SK Rapid Wien',</text:p>
      <text:p text:style-name="P3"/>
      <text:p text:style-name="P3"/>
      <text:p text:style-name="P3"/>
      <text:p text:style-name="P3"/>
      <text:p text:style-name="P3">********* <text:span text:style-name="T8">1 ***********</text:span></text:p>
      <text:p text:style-name="P3">'Arsenal','Valencia CF','Paris Saint-Germain','Borussia Dortmund','Napoli','Tottenham Hotspur','SL Benfica','River Plate','Boca Juniors','FC Porto','Jeonbuk Hyundai Motors','Athletic Club de Bilbao','Palmeiras','Santos','Atlético Mineiro','Shakhtar Donetsk','Al Hilal','Roma','São Paulo','Cruzeiro','Villarreal CF','Bayer 04 Leverkusen',</text:p>
      <text:p text:style-name="P3">'FC Seoul','Lazio','Inter','Ulsan Hyundai FC','FC Schalke 04','Atlético Paranaense','Olympique Lyonnais','Internacional','Zenit St. Petersburg',</text:p>
      <text:p text:style-name="P4">'Tigres U.A.N.L.','Monterrey','Suwon Samsung Bluewings','Ajax','Fluminense','Al Ahli','Everton',</text:p>
      <text:p text:style-name="P3"/>
      <text:p text:style-name="P3"/>
      <text:p text:style-name="P3">********* <text:span text:style-name="T8">2 ********</text:span></text:p>
      <text:p text:style-name="P5">'Milan','Real Sociedad','Sporting CP','Club Atlético Lanús','Borussia Mönchengladbach', 'VfL Wolfsburg','Guangzhou Evergrande Taobao FC',<text:span text:style-name="T7">'San </text:span><text:soft-page-break/><text:span text:style-name="T7">Lorenzo de Almagro','Dinamo Moscow','Pohang Steelers','América FC (Minas Gerais)','Vélez Sarsfield','Racing Club','RCD Espanyol','Independiente','SC Braga','Fiorentina','Olympiacos CFP','PFC CSKA Moscow','Santos Laguna','Atlético Nacional','FC Basel 1893','Olympique de Marseille','Botafogo','Eintracht Frankfurt','Estudiantes de La Plata','Getafe CF','Al Nassr','PSV','FC Red Bull Salzburg','Al Ittihad','RC Celta','Real Betis','Kashima Antlers','Levante UD','Atalanta','Celtic','FC Krasnodar','Cruz Azul','Jeju United FC','LOSC Lille','Deportivo Toluca','Fenerbahçe SK','Lokomotiv Moscow',</text:span></text:p>
      <text:p text:style-name="P5"/>
      <text:p text:style-name="P5"/>
      <text:p text:style-name="P5"/>
      <text:p text:style-name="P3"/>
      <text:p text:style-name="P3"/>
      <text:p text:style-name="P4"><text:span text:style-name="T6">Flamengo, Corinthians, Vasco da Gamma, Brujas, Libertad(Paraguay),Cerro Porteño, FC Copenhague, Pumas, APOEL, Steaua Bucarest,Cluj, <text:s/>Olímpia(Paraguay),Ludogorest, Crvena Zvezda, Partizan, Legia Varsovia, Dnipro, Maccabi Tel Aviv, </text:span></text:p>
      <text:p text:style-name="P4"/>
      <text:p text:style-name="P4">***************** <text:span text:style-name="T11">6 *****************</text:span></text:p>
      <text:p text:style-name="P2"><text:span text:style-name="T1">'Padova','Brescia','LA Galaxy','Fulham','Bristol City','Rangers FC','Aston Villa','Boavista FC','Racing Club de Lens','Valenciennes FC','Walsall','Nottingham Forest','Deportivo de La Coruña','Palermo','Sheffield United','St. Mirren','Blackpool','Bristol Rovers','Scunthorpe United','Burnley','Bury','Lincoln City','Doncaster Rovers','Sheffield Wednesday','Cardiff City','Macclesfield Town','Blackburn Rovers','Carlisle United','Motherwell','Foggia','Pescara','Willem II','AEK Athens','Frosinone','Fortuna Düsseldorf','Lecce','CD Leganés','Internacional',</text:span></text:p>
      <text:p text:style-name="P1"><text:span text:style-name="T1"/></text:p>
      <text:p text:style-name="P1"><text:span text:style-name="T1">************** </text:span><text:span text:style-name="T2">7 ***************</text:span></text:p>
      <text:p text:style-name="P11"><text:s/><text:span text:style-name="T1">'Stevenage','Colchester United','Helsingborgs IF',</text:span></text:p>
      <text:p text:style-name="P11"><text:s/><text:span text:style-name="T1">'Notts County','SPAL','Leyton Orient','Bradford City','Grimsby Town','New York Red Bulls','TSV 1860 München','Bolton Wanderers','Queens Park Rangers',</text:span></text:p>
      <text:p text:style-name="P14"><text:span text:style-name="T1">'FC Dallas','Real Salt Lake','Leeds United','Southend United','Waterford FC','Colorado Rapids','Finland','Stade de Reims','FC Nantes','Wycombe Wanderers','Oldham Athletic','FC Metz','Yeovil Town','Derby County','Rotherham United','New York City FC''Stade Malherbe Caen','Empoli','Moreirense FC','FC Paços de Ferreira','SV Grödig','Bournemouth','Livorno','Varese','Cheltenham Town','NEC Nijmegen','Wigan Athletic','CD Aves','Vitória de Setúbal','FC Penafiel','Czech Republic','Sparta Praha','Portimonense SC','Hull City'</text:span></text:p>
      <text:p text:style-name="P11"><text:span text:style-name="T1"><text:s/></text:span></text:p>
      <text:p text:style-name="P10"><text:span text:style-name="T1"/></text:p>
      <text:p text:style-name="P10"><text:span text:style-name="T1">************* </text:span><text:span text:style-name="T2">8 *******************</text:span></text:p>
      <text:p text:style-name="P15"><text:span text:style-name="T1">'AD Alcorcón','UD Las Palmas','Elche CF','Deportivo Alavés','Real Oviedo','Bilbao Athletic','CD Lugo','Gimnàstic de Tarragona','Alanyaspor','RCD Mallorca','Cádiz CF','Real Valladolid CF','CA Osasuna','Girona FC','Córdoba CF','Lorca FC','Plymouth Argyle','CD Mirandés','Real Sporting de Gijón','UE Llagostera','SD Ponferradina','Sunderland','Reading',Cork City','Exeter City','CE Sabadell FC','Portsmouth','CF Rayo Majadahonda','Racing Santander','UCAM Murcia CF','Spezia','Colo-Colo','Crotone','Atlanta United','Benevento','Oxford United','SK Sturm Graz','SC Fortuna Köln','Karlsruher SC','1. FC Kaiserslautern','SD Huesca','UD Almería','Real Zaragoza','Albacete BP','CD Tenerife','Cultural Leonesa','Los Angeles FC','Orlando Pirates','Extremadura UD','FC Helsingør','FC Barcelona B','Fortuna Sittard','De Graafschap','Sevilla Atlético','CF Reus Deportiu','1. FC Köln','CD Numancia',</text:span></text:p>
      <text:p text:style-name="P10"><text:soft-page-break/><text:s/></text:p>
      <text:p text:style-name="P12"><text:s/>************* <text:span text:style-name="T12">9 ************************</text:span></text:p>
      <text:p text:style-name="P15"><text:span text:style-name="T1">'Brøndby IF','Newcastle Jets','Hellas Verona','AS Nancy Lorraine','Rochdale','Morecambe','Newport County','Os Belenenses','Gil Vicente FC','Portugal','ESTAC Troyes','Estoril Praia','Le Havre AC','Aberdeen','AIK','Antalyaspor','NAC Breda','AC Arles Avignon','FC Lorient','AC Ajaccio','AJ Auxerre','Cesena','Ascoli','1. FC Union Berlin',Charlton Athletic','Medipol Başakşehir FK','AFC Wimbledon',</text:span></text:p>
      <text:p text:style-name="P12"><text:span text:style-name="T1"/></text:p>
      <text:p text:style-name="P12"><text:span text:style-name="T1">************** </text:span><text:span text:style-name="T4">10 *****************</text:span></text:p>
      <text:p text:style-name="P15"><text:span text:style-name="T1">'Grasshopper Club Zürich','Hartlepool United','Cambridge United','GFC Ajaccio','Sparta Rotterdam','Melbourne City FC','Brighton &amp; Hove Albion','Ipswich Town','Orlando City SC','Montreal Impact','Hamilton Academical FC','Wolverhampton Wanderers','Norwich City','Royal Antwerp FC','Derry City','Finn Harps','Birmingham City','Swindon Town','Port Vale','Central Coast Mariners','Brentford','Forest Green Rovers',</text:span></text:p>
      <text:p text:style-name="P14"><text:span text:style-name="T1"/></text:p>
      <text:p text:style-name="P14"><text:span text:style-name="T1">******************* </text:span><text:span text:style-name="T4">11 ****************</text:span></text:p>
      <text:p text:style-name="P15"><text:span text:style-name="T1">'Luton Town','Peterborough United','Tranmere Rovers','Burton Albion','Northampton Town','Kilmarnock','Millwall','Gillingham','Crawley Town','Mansfield Town','Chesterfield''Club Atlético Sarmiento','Club Atlético Aldosivi','Associação Académica de Coimbra','Ternana','CD Feirense','FC Anzhi Makhachkala','U.N.A.M.','Arsenal de Sarandí','Dijon FCO','Avellino','Brisbane Roar','Stade Brestois 29','FC St. Pauli','SV Werder Bremen II','Dinamo Zagreb','Dynamo Kyiv',</text:span></text:p>
      <text:p text:style-name="P14"><text:span text:style-name="T1"/></text:p>
      <text:p text:style-name="P14"><text:span text:style-name="T1"/></text:p>
      <text:p text:style-name="P13"><text:span text:style-name="T1">******************* </text:span><text:span text:style-name="T4">1</text:span><text:span text:style-name="T5">2</text:span><text:span text:style-name="T3"> *******************</text:span></text:p>
      <text:p text:style-name="P15"><text:span text:style-name="T1">'Hungary','Bari','SV Sandhausen','CD Cobresal','Partick Thistle FC','Heart of Midlothian','Évian Thonon Gaillard FC','Latina','IK Start','Oud-Heverlee Leuven','KV Oostende','Aarhus GF','Perth Glory','PEC Zwolle','Mjällby AIF','IF Elfsborg','FC Nordsjælland','Crewe Alexandra','Korona Kielce','Preston North End','SpVgg Greuther Fürth','Nîmes Olympique','Columbus Crew SC','LASK Linz','FC Arouca','Akhisar Belediyespor','Çaykur Rizespor','Shamrock Rovers','Heracles Almelo','Northern Ireland','Sint-Truidense VV','Sporting de Charleroi','Kristiansund BK','Stabæk Fotball','Randers FC',,'Wisła Kraków','Shrewsbury','Bohemian FC','Huddersfield Town','Neuchâtel Xamax','SK Brann','CD Tondela','FC Luzern','Sligo Rovers','União da Madeira','Djurgårdens IF','Kasimpaşa SK','Jönköpings Södra IF','Hammarby IF','Audax Italiano','Canada',,'IFK Norrköping','Universidad de Chile','Santiago Wanderers','Colombia','En Avant de Guingamp','FC København','Paraguay','Go Ahead Eagles','Excelsior','Fleetwood Town','FC Groningen','FC Emmen','Hokkaido Consadole Sapporo','Júbilo Iwata','DSC Arminia Bielefeld','Esbjerg fB','Coventry City','Odds BK','Strømsgodset IF','Sarpsborg 08 FF','FK Haugesund','Viking FK','Melbourne Victory','Limerick FC','Houston Dynamo','Chivas USA','Toronto FC','Ross County FC','Vålerenga Fotball','Royal Excel Mouscron','KAA Gent','Vicenza','Atiker Konyaspor','FC Erzgebirge Aue','KSV Cercle Brugge','FC Vestsjælland','IFK Göteborg','Sweden','Aalborg BK','Perugia','Clermont Foot 63','Virtus Entella','Wolfsberger AC','BK Häcken','DC United','FSV Frankfurt','Silkeborg IF','Tromsø IL','HJK Helsinki','VfL Bochum 1848','FC Thun','FC St. Gallen','RC Strasbourg Alsace','1. FC Nürnberg','FC Admira Wacker Mödling','Uruguay','FC Sion','Sporting Lokeren','St. Johnstone FC','Dundee FC','Sagan Tosu','Angers SCO','FK Bodø/Glimt','Lillestrøm SK','Sandnes Ulf','IF Brommapojkarna','Falkenbergs FF','Hobro IK','Chicago Fire','San Jose Earthquakes','Sporting Kansas City','FC Zürich','SV Mattersburg','Red Star FC','Ranheim Fotball','Milton Keynes Dons','Sydney FC','Terek Grozny','La </text:span><text:soft-page-break/><text:span text:style-name="T1">Berrichonne de Châteauroux','Venezia FC','Amiens SC','Watford','Australia','FK Austria Wien','SønderjyskE','FC Lugano','Philadelphia Union','FC Lausanne-Sport','Sivasspor','SC Paderborn 07',''SV Darmstadt 98','Arka Gdynia','MSV Duisburg','VfL Sportfreunde Lotte','KAS Eupen','SC Wiener Neustadt','Leones Negros de la UdeG','SpVgg Unterhaching','KV Mechelen','Mjøndalen IF','Trapani','Pogoń Szczecin','Eintracht Braunschweig','Piast Gliwice','Podbeskidzie Bielsko-Biała','Legia Warszawa','FC Ufa','Fortaleza CEIF','FC Sochaux-Montbéliard','FC Würzburger Kickers','Tours FC','New England Revolution','Deportivo San Marcos de Arica','Jaguares de Chiapas','Chamois Niortais Football Club','Gaziantepspor','Livingston FC','Drogheda United','Holstein Kiel','FSV Zwickau','VfR Aalen','Hibernian','FC Ingolstadt 04','Roda JC Kerkrade','Lierse SK','Novara','Turkey','Eskişehirspor','Göztepe SK','Osmanlıspor','Mersin İdman Yurdu','Gençlerbirliği SK','Adelaide United','Kardemir Karabükspor','Kayserispor','Lyngby BK','FC Rot-Weiß Erfurt','CD Nacional',"CD O'Higgins",'Santa Clara','Al Faisaly','Gangwon FC','GwangJu FC','Korea Republic','SC Heerenveen','US Salernitana 1919','FC Pro Vercelli 1892','Football Bourg En Bresse Peronnas 01','SV Zulte-Waregem','KV Kortrijk','Al Raed','US Cremonese','SKN St. Pölten',,'1. FC Magdeburg','Carpi','SS Virtus Lanciano','Portland Timbers','Accrington Stanley','AC Horsens','Odense Boldklub','Górnik Zabrze','Al Taawoun','Boyacá Chicó FC','Patriotas Boyacá FC','Dorados de Sinaloa','La Equidad','Lobos BUAP','Gefle IF','Rionegro Águilas','Egypt','Vegalta Sendai','Ventforet Kofu','Club Necaxa','FC Tokyo','Tiburones Rojos de Veracruz','Bray Wanderers','Dundalk','CD Universidad de Concepción','Kalmar FF','Amkar Perm','FC Wacker Innsbruck','Bulgaria','FC Orenburg','Al Fayha','Jagiellonia Białystok','Atlético de Rafaela','Universidad Católica','Club Atlético Talleres','Deportivo Pasto','Cúcuta Deportivo','Quilmes Atlético Club','Crucero del Norte','Envigado FC','Club Atlético Temperley','Hebei China Fortune FC','Unión de Santa Fe''San Martín de San Juan','Club Olimpo','Once Caldas','Nueva Chicago','AC Barnechea','Uniautónoma FC','Patronato','Unión La Calera','América de Cali','Deportes Iquique','Peru','CD Cobreloa','Chacarita Juniors','Balıkesirspor','Yeni Malatyaspor','MKE Ankaragücü','SV Ried','Bursaspor','Shimizu S-Pulse','CD Huachipato','Suwon FC','Mordovia Saransk','Torpedo Moscow','Arsenal Tula','Kuban Krasnodar','FC Tom Tomsk','FC Ural Yekaterinburg','FC Tosno','Romania','Śląsk Wrocław','Lechia Gdańsk','Sandecja Nowy Sącz','GKS Bełchatów','Górnik Łęczna','Lech Poznań','ADO Den Haag',"St. Patrick's Athletic",'Vissel Kobe','Paris FC','SCR Altach','Henan Jianye FC','IK Sirius','Minnesota United FC','Club América','Miedź Legnica','Bolivia','Venezuela','Al Qadisiyah','Cracovia','Bruk-Bet Termalica Nieciecza','Wisła Płock','Barnsley',' SSV Jahn Regensburg',"Côte d'Ivoire",'FC Dordrecht','Sogndal Fotball','Ecuador',</text:span></text:p>
      <text:p text:style-name="P10"><text:span text:style-name="T1">'Athlone Town','Chile','Pisa','China PR','Beijing Renhe FC','CD Antofagasta','San Martin de Tucumán','Poland','San Luis de Quillota','SV Meppen','Örebro SK','Curicó Unido','Kaizer Chiefs','Al Fateh','CD Palestino','CD Everton de Viña del Mar','Club Deportes Temuco','Krylya Sovetov Samara','Iceland','SKA Khabarovsk','US Quevilly Rouen Métropole','Waasland-Beveren','Zagłębie Lubin','Cittadella','Changchun Yatai FC','Al Khaleej','Slovenia','Vendsyssel FF','Hajer','Sporting Club de Bastia','New Zealand','Italy','Vancouver Whitecaps FC','AFC Eskilstuna','VVV-Venlo','Wales','Alianza Petrolera','Al Orobah','Al Wehda','Brazil','SV Wehen Wiesbaden','Norway','Omiya Ardija','TSV Hartberg','SG Dynamo Dresden','Wellington Phoenix','Ettifaq FC','Inverness Caledonian Thistle','Tianjin TEDA FC','Grenoble Foot 38','1. FC Heidenheim 1846','Chemnitzer FC','FC Energie Cottbus','Cameroon','Greece','Avispa Fukuoka','Albirex Niigata','India','Zagłębie Sosnowiec','Atlético Bucaramanga','Tianjin Quanjian FC','SG Sonnenhof Großaspach','Guangzhou R&amp;F </text:span><text:soft-page-break/><text:span text:style-name="T1">FC','Atlético Huila','VfL Osnabrück','Cortuluá','Jaguares de Córdoba','Östersunds FK','KFC Uerdingen 05','Dalkurd FF','South Africa','Belgium','FC Hansa Rostock','FC Vaduz','Como','Cosenza','KVC Westerlo','Netherlands','Western Sydney Wanderers','Adanaspor','BB Erzurumspor','Chongqing Dangdai Lifan FC SWM Team','Al Shoulla','Shanghai Greenland Shenhua FC','Russia','UCD AFC','Dalian YiFang FC','GD Chaves','SC Preußen Münster','Ohod Club','Aalesunds FK','V-Varen Nagasaki','FC Carl Zeiss Jena','Argentina','Deportivo Ñublense','Al Batin','Tigres FC','SC Cambuur','AS Béziers','Austria','Modena','Sandefjord Fotball','Najran SC','Switzerland','Dundee United','Hallescher FC','Shonan Bellmare','Wexford Youths','Al Hazem','Åtvidabergs FF','Kayseri Erciyesspor','Itagüí Leones FC','Stade Lavallois Mayenne FC','Dagenham and Redbridge','Barnet','Ruch Chorzów','Daejeon Citizen','Busan IPark','Trelleborgs FF','GIF Sundsvall','York City','US Orléans Loiret Football','Paraná','Ceará Sporting Club','Vitória','Atlético Clube Goianiense','Avaí FC','Figueirense','Santa Cruz','Joinville','Criciúma','Goiás','Halmstads BK','Galway United','Guizhou Hengfeng FC'</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7:32:20.587920736</meta:creation-date>
    <dc:date>2020-03-04T20:57:52.717782419</dc:date>
    <meta:editing-duration>PT17M44S</meta:editing-duration>
    <meta:editing-cycles>1</meta:editing-cycles>
    <meta:document-statistic meta:table-count="0" meta:image-count="0" meta:object-count="0" meta:page-count="5" meta:paragraph-count="32" meta:word-count="1047" meta:character-count="14577" meta:non-whitespace-character-count="13553"/>
    <meta:generator>LibreOffice/6.0.7.3$Linux_X86_64 LibreOffice_project/00m0$Build-3</meta:generator>
  </office:meta>
</office:document-meta>
</file>